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number-columns-repeated="20" table:default-cell-style-name="ce3"/>
        <table:table-row table:style-name="ro1">
          <table:table-cell table:style-name="ce1" office:value-type="string">
            <text:p>rep</text:p>
          </table:table-cell>
          <table:table-cell table:style-name="ce1" office:value-type="string">
            <text:p>microsite</text:p>
          </table:table-cell>
          <table:table-cell table:style-name="ce1" office:value-type="string">
            <text:p>x-axis (cm)</text:p>
          </table:table-cell>
          <table:table-cell table:style-name="ce1" office:value-type="string">
            <text:p>y-axis (cm)</text:p>
          </table:table-cell>
          <table:table-cell office:value-type="string">
            <text:p>Surface</text:p>
          </table:table-cell>
          <table:table-cell office:value-type="string">
            <text:p>S cumulée</text:p>
          </table:table-cell>
          <table:table-cell table:style-name="ce2" office:value-type="string">
            <text:p>Bromus</text:p>
          </table:table-cell>
          <table:table-cell table:style-name="ce2" office:value-type="string">
            <text:p>Cerastium</text:p>
          </table:table-cell>
          <table:table-cell table:style-name="ce2" office:value-type="string">
            <text:p>Apiacees</text:p>
          </table:table-cell>
          <table:table-cell table:style-name="ce2" office:value-type="string">
            <text:p>Centaurea</text:p>
          </table:table-cell>
          <table:table-cell table:style-name="ce2" office:value-type="string">
            <text:p>Festuca</text:p>
          </table:table-cell>
          <table:table-cell table:style-name="ce2" office:value-type="string">
            <text:p>Chardon gris</text:p>
          </table:table-cell>
          <table:table-cell table:style-name="ce2" office:value-type="string">
            <text:p>Scrophulariacees</text:p>
          </table:table-cell>
          <table:table-cell table:style-name="ce2" office:value-type="string">
            <text:p>Veronica</text:p>
          </table:table-cell>
          <table:table-cell table:style-name="ce2" office:value-type="string">
            <text:p>Galium</text:p>
          </table:table-cell>
          <table:table-cell table:style-name="ce2" office:value-type="string">
            <text:p>Marrubium</text:p>
          </table:table-cell>
          <table:table-cell table:style-name="ce2" office:value-type="string">
            <text:p>Asperula</text:p>
          </table:table-cell>
          <table:table-cell table:style-name="ce2" office:value-type="string">
            <text:p>Renoncule glauque</text:p>
          </table:table-cell>
          <table:table-cell table:style-name="ce2" office:value-type="string">
            <text:p>Crocus</text:p>
          </table:table-cell>
          <table:table-cell table:style-name="ce2" office:value-type="string">
            <text:p>Scilla</text:p>
          </table:table-cell>
          <table:table-cell table:style-name="ce2" office:value-type="string">
            <text:p>Astragalus blanc</text:p>
          </table:table-cell>
          <table:table-cell table:style-name="ce2" office:value-type="string">
            <text:p>Senecio</text:p>
          </table:table-cell>
          <table:table-cell table:style-name="ce2" office:value-type="string">
            <text:p>Caryophyllacées</text:p>
          </table:table-cell>
          <table:table-cell table:style-name="ce2" office:value-type="string">
            <text:p>Taraxacum</text:p>
          </table:table-cell>
          <table:table-cell table:style-name="ce2" office:value-type="string">
            <text:p>Prunus</text:p>
          </table:table-cell>
          <table:table-cell table:style-name="ce2" office:value-type="string">
            <text:p>Chardon doré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n cushion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n cushion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n cushion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  <table:table-cell office:value-type="float" office:value="325">
            <text:p>325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on cushion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485">
            <text:p>485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n cushion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04">
            <text:p>204</text:p>
          </table:table-cell>
          <table:table-cell office:value-type="float" office:value="689">
            <text:p>68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n cushion</text:p>
          </table:table-cell>
          <table:table-cell table:number-columns-repeated="2"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914">
            <text:p>9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n cushion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34">
            <text:p>234</text:p>
          </table:table-cell>
          <table:table-cell office:value-type="float" office:value="1148">
            <text:p>114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n cushion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60">
            <text:p>360</text:p>
          </table:table-cell>
          <table:table-cell office:value-type="float" office:value="1508">
            <text:p>15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n cushion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405">
            <text:p>405</text:p>
          </table:table-cell>
          <table:table-cell office:value-type="float" office:value="1913">
            <text:p>191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on cushion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2373">
            <text:p>2373</text:p>
          </table:table-cell>
          <table:table-cell office:value-type="float" office:value="25">
            <text:p>25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on cushion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2833">
            <text:p>28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n cushion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333">
            <text:p>333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n cushion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833">
            <text:p>3833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on cushion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528">
            <text:p>528</text:p>
          </table:table-cell>
          <table:table-cell office:value-type="float" office:value="4361">
            <text:p>436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n cushion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50">
            <text:p>750</text:p>
          </table:table-cell>
          <table:table-cell office:value-type="float" office:value="5111">
            <text:p>51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n cushion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50">
            <text:p>750</text:p>
          </table:table-cell>
          <table:table-cell office:value-type="float" office:value="5861">
            <text:p>58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n cushion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50">
            <text:p>750</text:p>
          </table:table-cell>
          <table:table-cell office:value-type="float" office:value="6611">
            <text:p>66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n cushion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875">
            <text:p>875</text:p>
          </table:table-cell>
          <table:table-cell office:value-type="float" office:value="7486">
            <text:p>748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n cushion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875">
            <text:p>875</text:p>
          </table:table-cell>
          <table:table-cell office:value-type="float" office:value="8361">
            <text:p>836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on cushion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875">
            <text:p>875</text:p>
          </table:table-cell>
          <table:table-cell office:value-type="float" office:value="9236">
            <text:p>923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on cushion</text:p>
          </table:table-cell>
          <table:table-cell table:number-columns-repeated="2" office:value-type="float" office:value="30">
            <text:p>30</text:p>
          </table:table-cell>
          <table:table-cell office:value-type="float" office:value="900">
            <text:p>900</text:p>
          </table:table-cell>
          <table:table-cell office:value-type="float" office:value="10136">
            <text:p>1013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n cushion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980">
            <text:p>980</text:p>
          </table:table-cell>
          <table:table-cell office:value-type="float" office:value="11116">
            <text:p>11116</text:p>
          </table:table-cell>
          <table:table-cell table:number-columns-repeated="10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n cushion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float" office:value="12116">
            <text:p>121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n cushion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050">
            <text:p>1050</text:p>
          </table:table-cell>
          <table:table-cell office:value-type="float" office:value="13166">
            <text:p>1316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n cushion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200">
            <text:p>1200</text:p>
          </table:table-cell>
          <table:table-cell office:value-type="float" office:value="14366">
            <text:p>14366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n cushion</text:p>
          </table:table-cell>
          <table:table-cell table:number-columns-repeated="2" office:value-type="float" office:value="35">
            <text:p>35</text:p>
          </table:table-cell>
          <table:table-cell office:value-type="float" office:value="1225">
            <text:p>1225</text:p>
          </table:table-cell>
          <table:table-cell office:value-type="float" office:value="15591">
            <text:p>1559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n cushion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295">
            <text:p>1295</text:p>
          </table:table-cell>
          <table:table-cell office:value-type="float" office:value="16886">
            <text:p>1688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n cushion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1400">
            <text:p>1400</text:p>
          </table:table-cell>
          <table:table-cell office:value-type="float" office:value="18286">
            <text:p>1828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on cushion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1400">
            <text:p>1400</text:p>
          </table:table-cell>
          <table:table-cell office:value-type="float" office:value="19686">
            <text:p>196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n cushion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596">
            <text:p>1596</text:p>
          </table:table-cell>
          <table:table-cell office:value-type="float" office:value="21282">
            <text:p>2128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n cushion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750">
            <text:p>1750</text:p>
          </table:table-cell>
          <table:table-cell office:value-type="float" office:value="23032">
            <text:p>2303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n cushion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1925">
            <text:p>1925</text:p>
          </table:table-cell>
          <table:table-cell office:value-type="float" office:value="24957">
            <text:p>24957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n cushion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26957">
            <text:p>26957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n cushion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2250">
            <text:p>2250</text:p>
          </table:table-cell>
          <table:table-cell office:value-type="float" office:value="29207">
            <text:p>2920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n cushion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2280">
            <text:p>2280</text:p>
          </table:table-cell>
          <table:table-cell office:value-type="float" office:value="31487">
            <text:p>31487</text:p>
          </table:table-cell>
          <table:table-cell office:value-type="float" office:value="40">
            <text:p>4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n cushion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2385">
            <text:p>2385</text:p>
          </table:table-cell>
          <table:table-cell office:value-type="float" office:value="33872">
            <text:p>338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n cushion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2650">
            <text:p>2650</text:p>
          </table:table-cell>
          <table:table-cell office:value-type="float" office:value="36522">
            <text:p>3652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n cushion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700">
            <text:p>2700</text:p>
          </table:table-cell>
          <table:table-cell office:value-type="float" office:value="39222">
            <text:p>392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n cushion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2925">
            <text:p>2925</text:p>
          </table:table-cell>
          <table:table-cell office:value-type="float" office:value="42147">
            <text:p>421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on cushion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3250">
            <text:p>3250</text:p>
          </table:table-cell>
          <table:table-cell office:value-type="float" office:value="45397">
            <text:p>4539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n cushion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3575">
            <text:p>3575</text:p>
          </table:table-cell>
          <table:table-cell office:value-type="float" office:value="48972">
            <text:p>4897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n cushion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750">
            <text:p>3750</text:p>
          </table:table-cell>
          <table:table-cell office:value-type="float" office:value="52722">
            <text:p>52722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on cushion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3800">
            <text:p>3800</text:p>
          </table:table-cell>
          <table:table-cell office:value-type="float" office:value="56522">
            <text:p>565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n cushion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3900">
            <text:p>3900</text:p>
          </table:table-cell>
          <table:table-cell office:value-type="float" office:value="60422">
            <text:p>604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on cushion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3900">
            <text:p>3900</text:p>
          </table:table-cell>
          <table:table-cell office:value-type="float" office:value="64322">
            <text:p>643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on cushion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250">
            <text:p>4250</text:p>
          </table:table-cell>
          <table:table-cell office:value-type="float" office:value="68572">
            <text:p>6857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n cushion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4275">
            <text:p>4275</text:p>
          </table:table-cell>
          <table:table-cell office:value-type="float" office:value="72847">
            <text:p>7284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n cushion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4500">
            <text:p>4500</text:p>
          </table:table-cell>
          <table:table-cell office:value-type="float" office:value="77347">
            <text:p>7734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n cushion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4500">
            <text:p>4500</text:p>
          </table:table-cell>
          <table:table-cell office:value-type="float" office:value="81847">
            <text:p>818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on cushion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4500">
            <text:p>4500</text:p>
          </table:table-cell>
          <table:table-cell office:value-type="float" office:value="86347">
            <text:p>8634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n cushion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4550">
            <text:p>4550</text:p>
          </table:table-cell>
          <table:table-cell office:value-type="float" office:value="90897">
            <text:p>90897</text:p>
          </table:table-cell>
          <table:table-cell office:value-type="float" office:value="29">
            <text:p>2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n cushion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4875">
            <text:p>4875</text:p>
          </table:table-cell>
          <table:table-cell office:value-type="float" office:value="95772">
            <text:p>9577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n cushion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5200">
            <text:p>5200</text:p>
          </table:table-cell>
          <table:table-cell office:value-type="float" office:value="100972">
            <text:p>10097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n cushion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5850">
            <text:p>5850</text:p>
          </table:table-cell>
          <table:table-cell office:value-type="float" office:value="106822">
            <text:p>1068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n cushion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950">
            <text:p>5950</text:p>
          </table:table-cell>
          <table:table-cell office:value-type="float" office:value="112772">
            <text:p>11277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n cushion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6000">
            <text:p>6000</text:p>
          </table:table-cell>
          <table:table-cell office:value-type="float" office:value="118772">
            <text:p>11877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n cushion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6150">
            <text:p>6150</text:p>
          </table:table-cell>
          <table:table-cell office:value-type="float" office:value="124922">
            <text:p>124922</text:p>
          </table:table-cell>
          <table:table-cell office:value-type="float" office:value="50">
            <text:p>50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n cushion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000">
            <text:p>9000</text:p>
          </table:table-cell>
          <table:table-cell office:value-type="float" office:value="133922">
            <text:p>13392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n cushion</text:p>
          </table:table-cell>
          <table:table-cell office:value-type="float" office:value="130">
            <text:p>130</text:p>
          </table:table-cell>
          <table:table-cell office:value-type="float" office:value="105">
            <text:p>105</text:p>
          </table:table-cell>
          <table:table-cell office:value-type="float" office:value="13650">
            <text:p>13650</text:p>
          </table:table-cell>
          <table:table-cell office:value-type="float" office:value="147572">
            <text:p>14757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on cushion</text:p>
          </table:table-cell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14950">
            <text:p>14950</text:p>
          </table:table-cell>
          <table:table-cell office:value-type="float" office:value="162522">
            <text:p>1625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n open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in open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n open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6">
            <text:p>156</text:p>
          </table:table-cell>
          <table:table-cell office:value-type="float" office:value="325">
            <text:p>32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in open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485">
            <text:p>48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in open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04">
            <text:p>204</text:p>
          </table:table-cell>
          <table:table-cell office:value-type="float" office:value="689">
            <text:p>68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n open</text:p>
          </table:table-cell>
          <table:table-cell table:number-columns-repeated="2" office:value-type="float" office:value="15">
            <text:p>15</text:p>
          </table:table-cell>
          <table:table-cell office:value-type="float" office:value="225">
            <text:p>225</text:p>
          </table:table-cell>
          <table:table-cell office:value-type="float" office:value="914">
            <text:p>91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in open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34">
            <text:p>234</text:p>
          </table:table-cell>
          <table:table-cell office:value-type="float" office:value="1148">
            <text:p>114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n open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360">
            <text:p>360</text:p>
          </table:table-cell>
          <table:table-cell office:value-type="float" office:value="1508">
            <text:p>1508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 open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405">
            <text:p>405</text:p>
          </table:table-cell>
          <table:table-cell office:value-type="float" office:value="1913">
            <text:p>191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n open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2373">
            <text:p>237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n open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2833">
            <text:p>28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open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333">
            <text:p>333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n open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833">
            <text:p>3833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in open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528">
            <text:p>528</text:p>
          </table:table-cell>
          <table:table-cell office:value-type="float" office:value="4361">
            <text:p>43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 open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50">
            <text:p>750</text:p>
          </table:table-cell>
          <table:table-cell office:value-type="float" office:value="5111">
            <text:p>51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 open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50">
            <text:p>750</text:p>
          </table:table-cell>
          <table:table-cell office:value-type="float" office:value="5861">
            <text:p>586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in open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750">
            <text:p>750</text:p>
          </table:table-cell>
          <table:table-cell office:value-type="float" office:value="6611">
            <text:p>661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 open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875">
            <text:p>875</text:p>
          </table:table-cell>
          <table:table-cell office:value-type="float" office:value="7486">
            <text:p>748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 open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875">
            <text:p>875</text:p>
          </table:table-cell>
          <table:table-cell office:value-type="float" office:value="8361">
            <text:p>836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n open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875">
            <text:p>875</text:p>
          </table:table-cell>
          <table:table-cell office:value-type="float" office:value="9236">
            <text:p>92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 open</text:p>
          </table:table-cell>
          <table:table-cell table:number-columns-repeated="2" office:value-type="float" office:value="30">
            <text:p>30</text:p>
          </table:table-cell>
          <table:table-cell office:value-type="float" office:value="900">
            <text:p>900</text:p>
          </table:table-cell>
          <table:table-cell office:value-type="float" office:value="10136">
            <text:p>1013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n open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980">
            <text:p>980</text:p>
          </table:table-cell>
          <table:table-cell office:value-type="float" office:value="11116">
            <text:p>111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in open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1000">
            <text:p>1000</text:p>
          </table:table-cell>
          <table:table-cell office:value-type="float" office:value="12116">
            <text:p>1211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n open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050">
            <text:p>1050</text:p>
          </table:table-cell>
          <table:table-cell office:value-type="float" office:value="13166">
            <text:p>1316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 open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200">
            <text:p>1200</text:p>
          </table:table-cell>
          <table:table-cell office:value-type="float" office:value="14366">
            <text:p>14366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n open</text:p>
          </table:table-cell>
          <table:table-cell table:number-columns-repeated="2" office:value-type="float" office:value="35">
            <text:p>35</text:p>
          </table:table-cell>
          <table:table-cell office:value-type="float" office:value="1225">
            <text:p>1225</text:p>
          </table:table-cell>
          <table:table-cell office:value-type="float" office:value="15591">
            <text:p>15591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 open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1295">
            <text:p>1295</text:p>
          </table:table-cell>
          <table:table-cell office:value-type="float" office:value="16886">
            <text:p>1688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n open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1400">
            <text:p>1400</text:p>
          </table:table-cell>
          <table:table-cell office:value-type="float" office:value="18286">
            <text:p>182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in open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1400">
            <text:p>1400</text:p>
          </table:table-cell>
          <table:table-cell office:value-type="float" office:value="19686">
            <text:p>196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 open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596">
            <text:p>1596</text:p>
          </table:table-cell>
          <table:table-cell office:value-type="float" office:value="21282">
            <text:p>2128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 open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750">
            <text:p>1750</text:p>
          </table:table-cell>
          <table:table-cell office:value-type="float" office:value="23032">
            <text:p>230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n open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1925">
            <text:p>1925</text:p>
          </table:table-cell>
          <table:table-cell office:value-type="float" office:value="24957">
            <text:p>24957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 open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26957">
            <text:p>26957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 open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2250">
            <text:p>2250</text:p>
          </table:table-cell>
          <table:table-cell office:value-type="float" office:value="29207">
            <text:p>2920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n open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2280">
            <text:p>2280</text:p>
          </table:table-cell>
          <table:table-cell office:value-type="float" office:value="31487">
            <text:p>31487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n open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2385">
            <text:p>2385</text:p>
          </table:table-cell>
          <table:table-cell office:value-type="float" office:value="33872">
            <text:p>338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in open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2650">
            <text:p>2650</text:p>
          </table:table-cell>
          <table:table-cell office:value-type="float" office:value="36522">
            <text:p>3652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 open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700">
            <text:p>2700</text:p>
          </table:table-cell>
          <table:table-cell office:value-type="float" office:value="39222">
            <text:p>392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in open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2925">
            <text:p>2925</text:p>
          </table:table-cell>
          <table:table-cell office:value-type="float" office:value="42147">
            <text:p>4214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 open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3250">
            <text:p>3250</text:p>
          </table:table-cell>
          <table:table-cell office:value-type="float" office:value="45397">
            <text:p>4539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in open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 office:value-type="float" office:value="3575">
            <text:p>3575</text:p>
          </table:table-cell>
          <table:table-cell office:value-type="float" office:value="48972">
            <text:p>4897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in open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750">
            <text:p>3750</text:p>
          </table:table-cell>
          <table:table-cell office:value-type="float" office:value="52722">
            <text:p>5272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in open</text:p>
          </table:table-cell>
          <table:table-cell office:value-type="float" office:value="95">
            <text:p>95</text:p>
          </table:table-cell>
          <table:table-cell office:value-type="float" office:value="40">
            <text:p>40</text:p>
          </table:table-cell>
          <table:table-cell office:value-type="float" office:value="3800">
            <text:p>3800</text:p>
          </table:table-cell>
          <table:table-cell office:value-type="float" office:value="56522">
            <text:p>5652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n open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3900">
            <text:p>3900</text:p>
          </table:table-cell>
          <table:table-cell office:value-type="float" office:value="60422">
            <text:p>604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in open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3900">
            <text:p>3900</text:p>
          </table:table-cell>
          <table:table-cell office:value-type="float" office:value="64322">
            <text:p>6432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n open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250">
            <text:p>4250</text:p>
          </table:table-cell>
          <table:table-cell office:value-type="float" office:value="68572">
            <text:p>6857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n open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4275">
            <text:p>4275</text:p>
          </table:table-cell>
          <table:table-cell office:value-type="float" office:value="72847">
            <text:p>728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 open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4500">
            <text:p>4500</text:p>
          </table:table-cell>
          <table:table-cell office:value-type="float" office:value="77347">
            <text:p>7734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in open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4500">
            <text:p>4500</text:p>
          </table:table-cell>
          <table:table-cell office:value-type="float" office:value="81847">
            <text:p>8184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n open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4500">
            <text:p>4500</text:p>
          </table:table-cell>
          <table:table-cell office:value-type="float" office:value="86347">
            <text:p>8634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 open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4550">
            <text:p>4550</text:p>
          </table:table-cell>
          <table:table-cell office:value-type="float" office:value="90897">
            <text:p>90897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 open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4875">
            <text:p>4875</text:p>
          </table:table-cell>
          <table:table-cell office:value-type="float" office:value="95772">
            <text:p>9577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open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5200">
            <text:p>5200</text:p>
          </table:table-cell>
          <table:table-cell office:value-type="float" office:value="100972">
            <text:p>10097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 open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5850">
            <text:p>5850</text:p>
          </table:table-cell>
          <table:table-cell office:value-type="float" office:value="106822">
            <text:p>1068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in open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950">
            <text:p>5950</text:p>
          </table:table-cell>
          <table:table-cell office:value-type="float" office:value="112772">
            <text:p>11277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n open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6000">
            <text:p>6000</text:p>
          </table:table-cell>
          <table:table-cell office:value-type="float" office:value="118772">
            <text:p>11877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n open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6150">
            <text:p>6150</text:p>
          </table:table-cell>
          <table:table-cell office:value-type="float" office:value="124922">
            <text:p>1249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 open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000">
            <text:p>9000</text:p>
          </table:table-cell>
          <table:table-cell office:value-type="float" office:value="133922">
            <text:p>13392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 open</text:p>
          </table:table-cell>
          <table:table-cell office:value-type="float" office:value="130">
            <text:p>130</text:p>
          </table:table-cell>
          <table:table-cell office:value-type="float" office:value="105">
            <text:p>105</text:p>
          </table:table-cell>
          <table:table-cell office:value-type="float" office:value="13650">
            <text:p>13650</text:p>
          </table:table-cell>
          <table:table-cell office:value-type="float" office:value="147572">
            <text:p>14757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in open</text:p>
          </table:table-cell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14950">
            <text:p>14950</text:p>
          </table:table-cell>
          <table:table-cell office:value-type="float" office:value="162522">
            <text:p>162522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€ </number:text>
    </number:number-style>
    <number:number-style style:name="N123P1" style:volatile="true">
      <number:text>-</number:text>
      <number:number number:decimal-places="2" number:min-integer-digits="1" number:grouping="true"/>
      <number:text> € </number:text>
    </number:number-style>
    <number:number-style style:name="N123P2" style:volatile="true">
      <number:text> -</number:text>
      <number:number number: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7">02/17/2011</text:date>, <text:time>14:5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17T14:58:46</meta:creation-date>
    <dc:date>2011-02-17T14:59:32</dc:date>
    <meta:editing-duration>PT00H00M47S</meta:editing-duration>
    <meta:editing-cycles>1</meta:editing-cycles>
    <meta:document-statistic meta:table-count="3" meta:cell-count="3146" meta:object-count="0"/>
    <meta:generator>NeoOffice/3.1.2$Unix OpenOffice.org_project/Patch 0</meta:generator>
  </office:meta>
</office:document-meta>
</file>